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mpleEvent.getVarValu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Event.SampleEvent( SampleResult result , String threadGroup , String ho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mpleEvent.SampleEvent( SampleResult result , String threadGroup , JMeterVariables jm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ampleEvent.getThread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Event.getHo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Event.saveVars( JMeterVariables va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ampleEvent.getVarNam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Event.get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Event.getVa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ampleEvent.SampleEvent( SampleResult result , String thread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mpleEvent.Sample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